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636cm"/>
      <style:paragraph-properties style:writing-mode="lr-tb"/>
    </style:style>
    <style:style style:name="gr2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min-height="0.571cm" fo:min-width="6.307cm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min-height="0.571cm" fo:min-width="0.387cm" fo:padding-top="0.175cm" fo:padding-bottom="0.175cm" fo:padding-left="0.3cm" fo:padding-right="0.3cm"/>
    </style:style>
    <style:style style:name="gr5" style:family="graphic" style:parent-style-name="objectwithoutfill">
      <style:graphic-properties draw:fill="solid" draw:textarea-vertical-align="middle"/>
    </style:style>
    <style:style style:name="gr6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min-height="0.571cm" fo:min-width="6.208cm" fo:padding-top="0.175cm" fo:padding-bottom="0.175cm" fo:padding-left="0.3cm" fo:padding-right="0.3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text-properties fo:font-size="16pt" fo:font-style="italic" style:font-size-asian="18pt" style:font-size-complex="18pt"/>
    </style:style>
    <style:style style:name="P5" style:family="paragraph">
      <loext:graphic-properties draw:fill="none" draw:fill-color="#ffffff"/>
      <style:text-properties fo:font-size="16pt" fo:font-style="italic" style:font-size-asian="18pt" style:font-size-complex="18pt"/>
    </style:style>
    <style:style style:name="T1" style:family="text">
      <style:text-properties fo:font-size="16pt" fo:font-style="italic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frame draw:style-name="gr1" draw:text-style-name="P1" draw:layer="layout" svg:width="3.355cm" svg:height="0.962cm" svg:x="0.593cm" svg:y="0.3cm">
            <draw:text-box>
              <text:p>greeting</text:p>
            </draw:text-box>
          </draw:frame>
          <draw:g>
            <draw:custom-shape draw:style-name="gr2" draw:text-style-name="P2" draw:layer="layout" svg:width="6.907cm" svg:height="0.921cm" svg:x="5.329cm" svg:y="0.3cm">
              <text:p/>
              <draw:enhanced-geometry svg:viewBox="0 0 21600 21600" draw:type="rectangle" draw:enhanced-path="M 0 0 L 21600 0 21600 21600 0 21600 0 0 Z N"/>
            </draw:custom-shape>
            <draw:frame draw:style-name="gr1" draw:text-style-name="P1" draw:layer="layout" svg:width="6.216cm" svg:height="0.962cm" svg:x="5.329cm" svg:y="0.3cm">
              <draw:text-box>
                <text:p>Hello, world !</text:p>
              </draw:text-box>
            </draw:frame>
          </draw:g>
          <draw:line draw:style-name="gr3" draw:text-style-name="P3" draw:layer="layout" svg:x1="3.705cm" svg:y1="0.744cm" svg:x2="5.053cm" svg:y2="0.754cm">
            <text:p/>
          </draw:line>
          <draw:g>
            <draw:custom-shape draw:style-name="gr2" draw:text-style-name="P2" draw:layer="layout" svg:width="6.907cm" svg:height="0.921cm" svg:x="7.401cm" svg:y="1.866cm">
              <text:p/>
              <draw:enhanced-geometry svg:viewBox="0 0 21600 21600" draw:type="rectangle" draw:enhanced-path="M 0 0 L 21600 0 21600 21600 0 21600 0 0 Z N"/>
            </draw:custom-shape>
            <draw:frame draw:style-name="gr1" draw:text-style-name="P1" draw:layer="layout" svg:width="6.216cm" svg:height="0.962cm" svg:x="7.401cm" svg:y="1.866cm">
              <draw:text-box>
                <text:p>ello, world !</text:p>
              </draw:text-box>
            </draw:frame>
          </draw:g>
          <draw:frame draw:style-name="gr1" draw:text-style-name="P1" draw:layer="layout" svg:width="0.79cm" svg:height="0.962cm" svg:x="6.513cm" svg:y="2.05cm">
            <draw:text-box>
              <text:p>*</text:p>
            </draw:text-box>
          </draw:frame>
          <draw:custom-shape draw:style-name="gr4" draw:text-style-name="P2" draw:layer="layout" svg:width="0.987cm" svg:height="0.921cm" svg:x="5.329cm" svg:y="1.866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1" draw:layer="layout" svg:width="0.789cm" svg:height="0.962cm" svg:x="5.428cm" svg:y="1.866cm">
            <draw:text-box>
              <text:p>J</text:p>
            </draw:text-box>
          </draw:frame>
        </draw:g>
        <draw:line draw:style-name="gr5" draw:text-style-name="P3" draw:layer="layout" svg:x1="0.1cm" svg:y1="3.708cm" svg:x2="2.073cm" svg:y2="3.708cm">
          <text:p/>
        </draw:line>
        <draw:frame draw:style-name="gr1" draw:text-style-name="P5" draw:layer="layout" svg:width="10.854cm" svg:height="0.886cm" svg:x="2.369cm" svg:y="3.247cm">
          <draw:text-box>
            <text:p text:style-name="P4"><text:span text:style-name="T1">Après concaténation et réaffectation</text:span></text:p>
          </draw:text-box>
        </draw:frame>
        <draw:line draw:style-name="gr5" draw:text-style-name="P3" draw:layer="layout" svg:x1="12.927cm" svg:y1="3.708cm" svg:x2="14.9cm" svg:y2="3.708cm">
          <text:p/>
        </draw:line>
        <draw:frame draw:style-name="gr1" draw:text-style-name="P1" draw:layer="layout" svg:width="3.355cm" svg:height="0.962cm" svg:x="0.618cm" svg:y="5.995cm">
          <draw:text-box>
            <text:p>greeting</text:p>
          </draw:text-box>
        </draw:frame>
        <draw:g>
          <draw:custom-shape draw:style-name="gr2" draw:text-style-name="P2" draw:layer="layout" svg:width="6.907cm" svg:height="0.921cm" svg:x="5.354cm" svg:y="4.513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1" draw:layer="layout" svg:width="6.216cm" svg:height="0.962cm" svg:x="5.354cm" svg:y="4.513cm">
            <draw:text-box>
              <text:p>Hello, world !</text:p>
            </draw:text-box>
          </draw:frame>
        </draw:g>
        <draw:line draw:style-name="gr3" draw:text-style-name="P3" draw:layer="layout" svg:x1="3.73cm" svg:y1="6.531cm" svg:x2="5.078cm" svg:y2="6.541cm">
          <text:p/>
        </draw:line>
        <draw:g>
          <draw:custom-shape draw:style-name="gr6" draw:text-style-name="P2" draw:layer="layout" svg:width="6.808cm" svg:height="0.921cm" svg:x="5.428cm" svg:y="6.079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1" draw:layer="layout" svg:width="6.127cm" svg:height="0.962cm" svg:x="5.428cm" svg:y="6.079cm">
            <draw:text-box>
              <text:p>Jello, world !</text:p>
            </draw:text-box>
          </draw:frame>
        </draw:g>
        <draw:line draw:style-name="gr5" draw:text-style-name="P3" draw:layer="layout" svg:x1="4.9cm" svg:y1="5.5cm" svg:x2="12.7cm" svg:y2="4.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1cm" fo:margin-bottom="0.8cm" fo:margin-left="0.1cm" fo:margin-right="0.1cm" fo:page-width="15cm" fo:page-height="7.2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0T14:43:09.116114255</meta:creation-date>
    <dc:date>2020-10-20T16:37:10.438698533</dc:date>
    <meta:editing-duration>PT1H43M39S</meta:editing-duration>
    <meta:editing-cycles>3</meta:editing-cycles>
    <meta:generator>LibreOffice/6.4.6.2$Linux_X86_64 LibreOffice_project/40$Build-2</meta:generator>
    <meta:document-statistic meta:object-count="24"/>
  </office:meta>
</office:document-meta>
</file>